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5in" text:min-label-width="0.25in"/>
        <style:text-properties style:font-name="Symbol"/>
      </text:list-level-style-bullet>
      <text:list-level-style-bullet text:level="2" text:style-name="WW_CharLFO3LVL2" text:bullet-char="o">
        <style:list-level-properties text:space-before="1in" text:min-label-width="0.25in"/>
        <style:text-properties style:font-name="Courier New"/>
      </text:list-level-style-bullet>
      <text:list-level-style-bullet text:level="3" text:style-name="WW_CharLFO3LVL3" text:bullet-char="">
        <style:list-level-properties text:space-before="1.5in" text:min-label-width="0.25in"/>
        <style:text-properties style:font-name="Wingdings"/>
      </text:list-level-style-bullet>
      <text:list-level-style-bullet text:level="4" text:style-name="WW_CharLFO3LVL4" text:bullet-char="">
        <style:list-level-properties text:space-before="2in" text:min-label-width="0.25in"/>
        <style:text-properties style:font-name="Symbol"/>
      </text:list-level-style-bullet>
      <text:list-level-style-bullet text:level="5" text:style-name="WW_CharLFO3LVL5" text:bullet-char="o">
        <style:list-level-properties text:space-before="2.5in" text:min-label-width="0.25in"/>
        <style:text-properties style:font-name="Courier New"/>
      </text:list-level-style-bullet>
      <text:list-level-style-bullet text:level="6" text:style-name="WW_CharLFO3LVL6" text:bullet-char="">
        <style:list-level-properties text:space-before="3in" text:min-label-width="0.25in"/>
        <style:text-properties style:font-name="Wingdings"/>
      </text:list-level-style-bullet>
      <text:list-level-style-bullet text:level="7" text:style-name="WW_CharLFO3LVL7" text:bullet-char="">
        <style:list-level-properties text:space-before="3.5in" text:min-label-width="0.25in"/>
        <style:text-properties style:font-name="Symbol"/>
      </text:list-level-style-bullet>
      <text:list-level-style-bullet text:level="8" text:style-name="WW_CharLFO3LVL8" text:bullet-char="o">
        <style:list-level-properties text:space-before="4in" text:min-label-width="0.25in"/>
        <style:text-properties style:font-name="Courier New"/>
      </text:list-level-style-bullet>
      <text:list-level-style-bullet text:level="9" text:style-name="WW_CharLFO3LVL9" text:bullet-char="">
        <style:list-level-properties text:space-before="4.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style>
    <style:style style:name="P2" style:parent-style-name="NoSpacing" style:family="paragraph">
      <style:text-properties fo:background-color="#FFFFFF"/>
    </style:style>
    <style:style style:name="T3" style:parent-style-name="DefaultParagraphFont" style:family="text">
      <style:text-properties fo:language="en" fo:country="GB" style:language-asian="en" style:country-asian="GB"/>
    </style:style>
    <style:style style:name="T4" style:parent-style-name="DefaultParagraphFont" style:family="text">
      <style:text-properties fo:language="en" fo:country="GB" style:language-asian="en" style:country-asian="GB"/>
    </style:style>
    <style:style style:name="T5" style:parent-style-name="DefaultParagraphFont" style:family="text">
      <style:text-properties fo:font-size="9pt" style:font-size-asian="9pt" style:font-size-complex="9pt" fo:language="en" fo:country="GB" style:language-asian="en" style:country-asian="GB"/>
    </style:style>
    <style:style style:name="T6" style:parent-style-name="DefaultParagraphFont" style:family="text">
      <style:text-properties fo:font-size="9pt" style:font-size-asian="9pt" fo:language="en" fo:country="GB" style:language-asian="en" style:country-asian="GB"/>
    </style:style>
    <style:style style:name="T7" style:parent-style-name="DefaultParagraphFont" style:family="text">
      <style:text-properties fo:font-size="9pt" style:font-size-asian="9pt" style:font-size-complex="9pt" fo:language="en" fo:country="GB" style:language-asian="en" style:country-asian="GB"/>
    </style:style>
    <style:style style:name="T8" style:parent-style-name="DefaultParagraphFont" style:family="text">
      <style:text-properties fo:font-size="9pt" style:font-size-asian="9pt" style:font-size-complex="9pt" fo:language="en" fo:country="GB" style:language-asian="en" style:country-asian="GB"/>
    </style:style>
    <style:style style:name="P9" style:parent-style-name="Normal" style:family="paragraph">
      <style:text-properties fo:language="en" fo:country="GB"/>
    </style:style>
    <style:style style:name="P10" style:parent-style-name="NoSpacing" style:family="paragraph">
      <style:text-properties fo:font-size="9pt" style:font-size-asian="9pt" style:font-size-complex="9pt"/>
    </style:style>
    <style:style style:name="P11" style:parent-style-name="Normal" style:family="paragraph">
      <style:text-properties fo:language="en" fo:country="GB"/>
    </style:style>
    <style:style style:name="P12" style:parent-style-name="NoSpacing" style:family="paragraph">
      <style:text-properties fo:language="en" fo:country="GB"/>
    </style:style>
    <style:style style:name="P13" style:parent-style-name="Normal" style:family="paragraph">
      <style:text-properties fo:font-weight="bold" style:font-weight-asian="bold"/>
    </style:style>
    <style:style style:name="T14" style:parent-style-name="Strong" style:family="text">
      <style:text-properties fo:font-weight="normal" style:font-weight-asian="normal" style:font-weight-complex="normal" fo:background-color="#FFFFFF"/>
    </style:style>
    <style:style style:name="T15" style:parent-style-name="apple-converted-space" style:family="text">
      <style:text-properties fo:background-color="#FFFFFF"/>
    </style:style>
    <style:style style:name="T16" style:parent-style-name="DefaultParagraphFont" style:family="text">
      <style:text-properties fo:background-color="#FFFFFF"/>
    </style:style>
    <style:style style:name="P17" style:parent-style-name="NoSpacing" style:family="paragraph">
      <style:text-properties fo:background-color="#FFFFFF"/>
    </style:style>
    <style:style style:name="P18" style:parent-style-name="NoSpacing" style:family="paragraph">
      <style:text-properties fo:background-color="#FFFFFF"/>
    </style:style>
    <style:style style:name="P19" style:parent-style-name="NoSpacing" style:family="paragraph">
      <style:text-properties fo:background-color="#FFFFFF"/>
    </style:style>
    <style:style style:name="P20" style:parent-style-name="NoSpacing" style:family="paragraph">
      <style:text-properties fo:language="en" fo:country="GB" style:language-asian="en" style:country-asian="GB"/>
    </style:style>
    <style:style style:name="P21" style:parent-style-name="NoSpacing" style:family="paragraph"/>
    <style:style style:name="T22" style:parent-style-name="DefaultParagraphFont" style:family="text">
      <style:text-properties fo:background-color="#FFFFFF"/>
    </style:style>
    <style:style style:name="P23" style:parent-style-name="NoSpacing" style:family="paragraph">
      <style:text-properties fo:language="en" fo:country="GB" style:language-asian="en" style:country-asian="GB"/>
    </style:style>
    <style:style style:name="P24" style:parent-style-name="NoSpacing" style:family="paragraph"/>
    <style:style style:name="T25" style:parent-style-name="DefaultParagraphFont" style:family="text">
      <style:text-properties fo:background-color="#FFFFFF"/>
    </style:style>
    <style:style style:name="P26" style:parent-style-name="NoSpacing" style:family="paragraph">
      <style:text-properties fo:language="en" fo:country="GB" style:language-asian="en" style:country-asian="GB"/>
    </style:style>
    <style:style style:name="P27" style:parent-style-name="NoSpacing" style:family="paragraph"/>
    <style:style style:name="T28" style:parent-style-name="DefaultParagraphFont" style:family="text">
      <style:text-properties fo:background-color="#FFFFFF"/>
    </style:style>
    <style:style style:name="P29" style:parent-style-name="NoSpacing" style:family="paragraph">
      <style:text-properties fo:language="en" fo:country="GB" style:language-asian="en" style:country-asian="GB"/>
    </style:style>
    <style:style style:name="P30" style:parent-style-name="NoSpacing" style:family="paragraph"/>
    <style:style style:name="T31" style:parent-style-name="DefaultParagraphFont" style:family="text">
      <style:text-properties fo:background-color="#FFFFFF"/>
    </style:style>
    <style:style style:name="P32" style:parent-style-name="NoSpacing" style:family="paragraph">
      <style:text-properties fo:language="en" fo:country="GB" style:language-asian="en" style:country-asian="GB"/>
    </style:style>
    <style:style style:name="P33" style:parent-style-name="NoSpacing" style:family="paragraph"/>
    <style:style style:name="T34" style:parent-style-name="DefaultParagraphFont" style:family="text">
      <style:text-properties fo:background-color="#FFFFFF"/>
    </style:style>
    <style:style style:name="P35" style:parent-style-name="NoSpacing" style:family="paragraph">
      <style:text-properties fo:background-color="#FFFFFF"/>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0.29167in" fo:margin-left="0.0625in" fo:margin-right="0in" fo:text-indent="-0.0625in" fo:margin-top="0in" fo:margin-bottom="0.013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15262in" fo:padding-bottom="0.15262in" fo:padding-left="0.15262in" fo:padding-right="0.15262in" draw:textarea-vertical-align="middle" draw:textarea-horizontal-align="center" draw:fill="solid" draw:fill-color="#4f81bd" draw:opacity="100%" draw:stroke="solid" svg:stroke-width="0.02778in" svg:stroke-color="#ffffff" svg:stroke-opacity="100%" draw:auto-grow-width="false" draw:auto-grow-height="false"/>
      <style:paragraph-properties style:font-independent-line-spacing="fals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0.29167in" fo:margin-left="0.0625in" fo:margin-right="0in" fo:text-indent="-0.0625in" fo:margin-top="0in" fo:margin-bottom="0.013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graphic-properties draw:fill="none" draw:stroke="solid" svg:stroke-width="0.02778in" svg:stroke-color="#3d6696" svg:stroke-opacity="100%"/>
    </style:style>
    <style:style style:family="graphic" style:name="a19">
      <style:graphic-properties fo:wrap-option="wrap" fo:padding-top="0.15262in" fo:padding-bottom="0.15262in" fo:padding-left="0.15262in" fo:padding-right="0.15262in" draw:textarea-vertical-align="middle" draw:textarea-horizontal-align="center" draw:fill="solid" draw:fill-color="#4f81bd" draw:opacity="100%" draw:stroke="solid" svg:stroke-width="0.02778in" svg:stroke-color="#ffffff" svg:stroke-opacity="100%" draw:auto-grow-width="false" draw:auto-grow-height="false"/>
      <style:paragraph-properties style:font-independent-line-spacing="false" style:writing-mode="lr-tb"/>
    </style:style>
    <style:style style:family="graphic" style:name="a1">
      <style:graphic-properties draw:fill="none" draw:stroke="solid" svg:stroke-width="0.02778in" svg:stroke-color="#3d6696" svg:stroke-opacity="100%"/>
    </style:style>
    <style:style style:family="graphic" style:name="a2">
      <style:graphic-properties draw:fill="none" draw:stroke="solid" svg:stroke-width="0.02778in" svg:stroke-color="#3d6696" svg:stroke-opacity="100%"/>
    </style:style>
    <style:style style:family="graphic" style:name="a3">
      <style:graphic-properties draw:fill="solid" draw:fill-color="#4f81bd" draw:opacity="100%" draw:stroke="solid" svg:stroke-width="0.02778in" svg:stroke-color="#ffffff" svg:stroke-opacity="100%"/>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15262in" fo:padding-bottom="0.15262in" fo:padding-left="0.15262in" fo:padding-right="0.15262in" draw:textarea-vertical-align="middle" draw:textarea-horizontal-align="center" draw:fill="solid" draw:fill-color="#4f81bd" draw:opacity="100%" draw:stroke="solid" svg:stroke-width="0.02778in" svg:stroke-color="#ffffff" svg:stroke-opacity="100%" draw:auto-grow-width="false" draw:auto-grow-height="false"/>
      <style:paragraph-properties style:font-independent-line-spacing="fals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0.29167in" fo:margin-left="0.0625in" fo:margin-right="0in" fo:text-indent="-0.0625in" fo:margin-top="0in" fo:margin-bottom="0.013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90%" fo:text-align="left" style:tab-stop-distance="0.29167in" fo:margin-left="0.0625in" fo:margin-right="0in" fo:text-indent="-0.0625in" fo:margin-top="0in" fo:margin-bottom="0.013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90%" fo:text-align="left" style:tab-stop-distance="0.29167in" fo:margin-left="0.0625in" fo:margin-right="0in" fo:text-indent="-0.0625in" fo:margin-top="0in" fo:margin-bottom="0.013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0.29167in" fo:margin-left="0.0625in" fo:margin-right="0in" fo:text-indent="-0.0625in" fo:margin-top="0in" fo:margin-bottom="0.013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left" style:tab-stop-distance="0.29167in" fo:margin-left="0.0625in" fo:margin-right="0in" fo:text-indent="-0.0625in" fo:margin-top="0in" fo:margin-bottom="0.013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text:list-style style:name="a15">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in" text:min-label-width="0.0625in"/>
        <style:text-properties fo:font-size="100%"/>
      </text:list-level-style-bullet>
      <text:list-level-style-bullet text:level="4" text:bullet-char="•">
        <style:list-level-properties text:space-before="0in" text:min-label-width="0.0625in"/>
        <style:text-properties fo:font-size="100%"/>
      </text:list-level-style-bullet>
      <text:list-level-style-bullet text:level="5" text:bullet-char="•">
        <style:list-level-properties text:space-before="0in" text:min-label-width="0.0625in"/>
        <style:text-properties fo:font-size="100%"/>
      </text:list-level-style-bullet>
      <text:list-level-style-bullet text:level="6" text:bullet-char="•">
        <style:list-level-properties text:space-before="0in" text:min-label-width="0.0625in"/>
        <style:text-properties fo:font-size="100%"/>
      </text:list-level-style-bullet>
      <text:list-level-style-bullet text:level="7" text:bullet-char="•">
        <style:list-level-properties text:space-before="0in" text:min-label-width="0.0625in"/>
        <style:text-properties fo:font-size="100%"/>
      </text:list-level-style-bullet>
      <text:list-level-style-bullet text:level="8" text:bullet-char="•">
        <style:list-level-properties text:space-before="0in" text:min-label-width="0.0625in"/>
        <style:text-properties fo:font-size="100%"/>
      </text:list-level-style-bullet>
      <text:list-level-style-bullet text:level="9" text:bullet-char="•">
        <style:list-level-properties text:space-before="0in" text:min-label-width="0.0625in"/>
        <style:text-properties fo:font-size="100%"/>
      </text:list-level-style-bullet>
    </text:list-style>
    <text:list-style style:name="a32">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in" text:min-label-width="0.0625in"/>
        <style:text-properties fo:font-size="100%"/>
      </text:list-level-style-bullet>
      <text:list-level-style-bullet text:level="4" text:bullet-char="•">
        <style:list-level-properties text:space-before="0in" text:min-label-width="0.0625in"/>
        <style:text-properties fo:font-size="100%"/>
      </text:list-level-style-bullet>
      <text:list-level-style-bullet text:level="5" text:bullet-char="•">
        <style:list-level-properties text:space-before="0in" text:min-label-width="0.0625in"/>
        <style:text-properties fo:font-size="100%"/>
      </text:list-level-style-bullet>
      <text:list-level-style-bullet text:level="6" text:bullet-char="•">
        <style:list-level-properties text:space-before="0in" text:min-label-width="0.0625in"/>
        <style:text-properties fo:font-size="100%"/>
      </text:list-level-style-bullet>
      <text:list-level-style-bullet text:level="7" text:bullet-char="•">
        <style:list-level-properties text:space-before="0in" text:min-label-width="0.0625in"/>
        <style:text-properties fo:font-size="100%"/>
      </text:list-level-style-bullet>
      <text:list-level-style-bullet text:level="8" text:bullet-char="•">
        <style:list-level-properties text:space-before="0in" text:min-label-width="0.0625in"/>
        <style:text-properties fo:font-size="100%"/>
      </text:list-level-style-bullet>
      <text:list-level-style-bullet text:level="9" text:bullet-char="•">
        <style:list-level-properties text:space-before="0in" text:min-label-width="0.0625in"/>
        <style:text-properties fo:font-size="100%"/>
      </text:list-level-style-bullet>
    </text:list-style>
    <text:list-style style:name="a22">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in" text:min-label-width="0.0625in"/>
        <style:text-properties fo:font-size="100%"/>
      </text:list-level-style-bullet>
      <text:list-level-style-bullet text:level="4" text:bullet-char="•">
        <style:list-level-properties text:space-before="0in" text:min-label-width="0.0625in"/>
        <style:text-properties fo:font-size="100%"/>
      </text:list-level-style-bullet>
      <text:list-level-style-bullet text:level="5" text:bullet-char="•">
        <style:list-level-properties text:space-before="0in" text:min-label-width="0.0625in"/>
        <style:text-properties fo:font-size="100%"/>
      </text:list-level-style-bullet>
      <text:list-level-style-bullet text:level="6" text:bullet-char="•">
        <style:list-level-properties text:space-before="0in" text:min-label-width="0.0625in"/>
        <style:text-properties fo:font-size="100%"/>
      </text:list-level-style-bullet>
      <text:list-level-style-bullet text:level="7" text:bullet-char="•">
        <style:list-level-properties text:space-before="0in" text:min-label-width="0.0625in"/>
        <style:text-properties fo:font-size="100%"/>
      </text:list-level-style-bullet>
      <text:list-level-style-bullet text:level="8" text:bullet-char="•">
        <style:list-level-properties text:space-before="0in" text:min-label-width="0.0625in"/>
        <style:text-properties fo:font-size="100%"/>
      </text:list-level-style-bullet>
      <text:list-level-style-bullet text:level="9" text:bullet-char="•">
        <style:list-level-properties text:space-before="0in" text:min-label-width="0.0625in"/>
        <style:text-properties fo:font-size="100%"/>
      </text:list-level-style-bullet>
    </text:list-style>
    <text:list-style style:name="a9">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in" text:min-label-width="0.0625in"/>
        <style:text-properties fo:font-size="100%"/>
      </text:list-level-style-bullet>
      <text:list-level-style-bullet text:level="4" text:bullet-char="•">
        <style:list-level-properties text:space-before="0in" text:min-label-width="0.0625in"/>
        <style:text-properties fo:font-size="100%"/>
      </text:list-level-style-bullet>
      <text:list-level-style-bullet text:level="5" text:bullet-char="•">
        <style:list-level-properties text:space-before="0in" text:min-label-width="0.0625in"/>
        <style:text-properties fo:font-size="100%"/>
      </text:list-level-style-bullet>
      <text:list-level-style-bullet text:level="6" text:bullet-char="•">
        <style:list-level-properties text:space-before="0in" text:min-label-width="0.0625in"/>
        <style:text-properties fo:font-size="100%"/>
      </text:list-level-style-bullet>
      <text:list-level-style-bullet text:level="7" text:bullet-char="•">
        <style:list-level-properties text:space-before="0in" text:min-label-width="0.0625in"/>
        <style:text-properties fo:font-size="100%"/>
      </text:list-level-style-bullet>
      <text:list-level-style-bullet text:level="8" text:bullet-char="•">
        <style:list-level-properties text:space-before="0in" text:min-label-width="0.0625in"/>
        <style:text-properties fo:font-size="100%"/>
      </text:list-level-style-bullet>
      <text:list-level-style-bullet text:level="9" text:bullet-char="•">
        <style:list-level-properties text:space-before="0in" text:min-label-width="0.0625in"/>
        <style:text-properties fo:font-size="100%"/>
      </text:list-level-style-bullet>
    </text:list-style>
    <text:list-style style:name="a35">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in" text:min-label-width="0.0625in"/>
        <style:text-properties fo:font-size="100%"/>
      </text:list-level-style-bullet>
      <text:list-level-style-bullet text:level="4" text:bullet-char="•">
        <style:list-level-properties text:space-before="0in" text:min-label-width="0.0625in"/>
        <style:text-properties fo:font-size="100%"/>
      </text:list-level-style-bullet>
      <text:list-level-style-bullet text:level="5" text:bullet-char="•">
        <style:list-level-properties text:space-before="0in" text:min-label-width="0.0625in"/>
        <style:text-properties fo:font-size="100%"/>
      </text:list-level-style-bullet>
      <text:list-level-style-bullet text:level="6" text:bullet-char="•">
        <style:list-level-properties text:space-before="0in" text:min-label-width="0.0625in"/>
        <style:text-properties fo:font-size="100%"/>
      </text:list-level-style-bullet>
      <text:list-level-style-bullet text:level="7" text:bullet-char="•">
        <style:list-level-properties text:space-before="0in" text:min-label-width="0.0625in"/>
        <style:text-properties fo:font-size="100%"/>
      </text:list-level-style-bullet>
      <text:list-level-style-bullet text:level="8" text:bullet-char="•">
        <style:list-level-properties text:space-before="0in" text:min-label-width="0.0625in"/>
        <style:text-properties fo:font-size="100%"/>
      </text:list-level-style-bullet>
      <text:list-level-style-bullet text:level="9" text:bullet-char="•">
        <style:list-level-properties text:space-before="0in" text:min-label-width="0.0625in"/>
        <style:text-properties fo:font-size="100%"/>
      </text:list-level-style-bullet>
    </text:list-style>
    <text:list-style style:name="a12">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in" text:min-label-width="0.0625in"/>
        <style:text-properties fo:font-size="100%"/>
      </text:list-level-style-bullet>
      <text:list-level-style-bullet text:level="4" text:bullet-char="•">
        <style:list-level-properties text:space-before="0in" text:min-label-width="0.0625in"/>
        <style:text-properties fo:font-size="100%"/>
      </text:list-level-style-bullet>
      <text:list-level-style-bullet text:level="5" text:bullet-char="•">
        <style:list-level-properties text:space-before="0in" text:min-label-width="0.0625in"/>
        <style:text-properties fo:font-size="100%"/>
      </text:list-level-style-bullet>
      <text:list-level-style-bullet text:level="6" text:bullet-char="•">
        <style:list-level-properties text:space-before="0in" text:min-label-width="0.0625in"/>
        <style:text-properties fo:font-size="100%"/>
      </text:list-level-style-bullet>
      <text:list-level-style-bullet text:level="7" text:bullet-char="•">
        <style:list-level-properties text:space-before="0in" text:min-label-width="0.0625in"/>
        <style:text-properties fo:font-size="100%"/>
      </text:list-level-style-bullet>
      <text:list-level-style-bullet text:level="8" text:bullet-char="•">
        <style:list-level-properties text:space-before="0in" text:min-label-width="0.0625in"/>
        <style:text-properties fo:font-size="100%"/>
      </text:list-level-style-bullet>
      <text:list-level-style-bullet text:level="9" text:bullet-char="•">
        <style:list-level-properties text:space-before="0in" text:min-label-width="0.0625in"/>
        <style:text-properties fo:font-size="100%"/>
      </text:list-level-style-bullet>
    </text:list-style>
    <text:list-style style:name="a25">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in" text:min-label-width="0.0625in"/>
        <style:text-properties fo:font-size="100%"/>
      </text:list-level-style-bullet>
      <text:list-level-style-bullet text:level="4" text:bullet-char="•">
        <style:list-level-properties text:space-before="0in" text:min-label-width="0.0625in"/>
        <style:text-properties fo:font-size="100%"/>
      </text:list-level-style-bullet>
      <text:list-level-style-bullet text:level="5" text:bullet-char="•">
        <style:list-level-properties text:space-before="0in" text:min-label-width="0.0625in"/>
        <style:text-properties fo:font-size="100%"/>
      </text:list-level-style-bullet>
      <text:list-level-style-bullet text:level="6" text:bullet-char="•">
        <style:list-level-properties text:space-before="0in" text:min-label-width="0.0625in"/>
        <style:text-properties fo:font-size="100%"/>
      </text:list-level-style-bullet>
      <text:list-level-style-bullet text:level="7" text:bullet-char="•">
        <style:list-level-properties text:space-before="0in" text:min-label-width="0.0625in"/>
        <style:text-properties fo:font-size="100%"/>
      </text:list-level-style-bullet>
      <text:list-level-style-bullet text:level="8" text:bullet-char="•">
        <style:list-level-properties text:space-before="0in" text:min-label-width="0.0625in"/>
        <style:text-properties fo:font-size="100%"/>
      </text:list-level-style-bullet>
      <text:list-level-style-bullet text:level="9" text:bullet-char="•">
        <style:list-level-properties text:space-before="0in" text:min-label-width="0.0625in"/>
        <style:text-properties fo:font-size="100%"/>
      </text:list-level-style-bullet>
    </text:list-style>
  </office:automatic-styles>
  <office:body>
    <office:text text:use-soft-page-breaks="true">
      <text:p text:style-name="P1">What is verbal communication?</text:p>
      <text:p text:style-name="P2">Verbal communication<text:s/>involves any type of communication that includes words, spoken, written or signed. The conversation you might have with a student or colleague at the local water cooler, the morning talk shows or the<text:s/>websites we read in the morning; even a text message to a friend is a form of verbal communication. Our ability to communicate with language is based on the organisation of<text:s/>a system of words as opposed to merely sounds; is what has allowed our civilisation to develop to the modern age. Now, not only do we have language, but we also have technology, which allows us to send communications across incredible distances, even out of our solar system!</text:p>
      <text:p text:style-name="NoSpacing"/>
      <text:p text:style-name="Normal"><text:span text:style-name="T3"><draw:g draw:name="Diagram 1" draw:id="id10" text:anchor-type="as-char"><svg:desc/><draw:custom-shape svg:width="0.53056in" svg:height="0.05517in" draw:id="id0" draw:style-name="a0" draw:transform="translate(-0.26528in -0.02759in) rotate(-0.74524) translate(2.30308in 2.473in)"><svg:desc/><draw:enhanced-geometry draw:type="non-primitive" svg:viewBox="0 0 485144 50449" draw:enhanced-path="M 0 25224 L 485144 2522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5144"/><draw:equation draw:name="f7" draw:formula="?f4 / 50449"/><draw:equation draw:name="f8" draw:formula="0 / ?f6"/><draw:equation draw:name="f9" draw:formula="485144 / ?f6"/><draw:equation draw:name="f10" draw:formula="0 / ?f7"/><draw:equation draw:name="f11" draw:formula="50449 / ?f7"/></draw:enhanced-geometry></draw:custom-shape><draw:custom-shape svg:x="2.10812in" svg:y="1.72241in" svg:width="0.5898in" svg:height="0.05517in" draw:id="id1" draw:style-name="a1"><svg:desc/><draw:enhanced-geometry draw:type="non-primitive" svg:viewBox="0 0 539310 50449" draw:enhanced-path="M 0 25224 L 539310 2522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9310"/><draw:equation draw:name="f7" draw:formula="?f4 / 50449"/><draw:equation draw:name="f8" draw:formula="0 / ?f6"/><draw:equation draw:name="f9" draw:formula="539310 / ?f6"/><draw:equation draw:name="f10" draw:formula="0 / ?f7"/><draw:equation draw:name="f11" draw:formula="50449 / ?f7"/></draw:enhanced-geometry></draw:custom-shape><draw:custom-shape svg:width="0.53056in" svg:height="0.05517in" draw:id="id2" draw:style-name="a2" draw:transform="translate(-0.26528in -0.02759in) rotate(-5.53794) translate(2.30308in 1.02699in)"><svg:desc/><draw:enhanced-geometry draw:type="non-primitive" svg:viewBox="0 0 485144 50449" draw:enhanced-path="M 0 25224 L 485144 25224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5144"/><draw:equation draw:name="f7" draw:formula="?f4 / 50449"/><draw:equation draw:name="f8" draw:formula="0 / ?f6"/><draw:equation draw:name="f9" draw:formula="485144 / ?f6"/><draw:equation draw:name="f10" draw:formula="0 / ?f7"/><draw:equation draw:name="f11" draw:formula="50449 / ?f7"/></draw:enhanced-geometry></draw:custom-shape><draw:custom-shape svg:x="0.67872in" svg:y="0.90918in" svg:width="1.68164in" svg:height="1.68164in" draw:id="id3" draw:style-name="a3"><svg:desc/><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draw:custom-shape svg:x="2.36431in" svg:y="0.00048in" svg:width="1.00898in" svg:height="1.00898in" draw:id="id4" draw:style-name="a6"><svg:desc/><text:p text:style-name="a5" text:class-names="" text:cond-style-name=""><text:span text:style-name="a4" text:class-names="">Verbal Communication</text:span></text:p><draw:enhanced-geometry draw:type="non-primitive" svg:viewBox="0 0 922615 922615" draw:enhanced-path="M 0 461308 C 0 338961 48602 221626 135114 135114 221626 48602 338962 0 461308 0 583655 0 700990 48602 787502 135114 874014 221626 922616 338962 922616 461308 922616 583655 874014 700990 787502 787502 700990 874014 583654 922616 461308 922616 338961 922616 221626 874014 135114 787502 48602 700990 0 583654 0 461308 Z N" draw:text-areas="?f28 ?f30 ?f29 ?f31" draw:glue-points="?f18 ?f19 ?f20 ?f21 ?f22 ?f23 ?f24 ?f21 ?f25 ?f19 ?f24 ?f26 ?f22 ?f27 ?f20 ?f26 ?f18 ?f19"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2615"/><draw:equation draw:name="f7" draw:formula="?f4 / 922615"/><draw:equation draw:name="f8" draw:formula="0 * ?f5 / 922615"/><draw:equation draw:name="f9" draw:formula="461308 * ?f4 / 922615"/><draw:equation draw:name="f10" draw:formula="135114 * ?f5 / 922615"/><draw:equation draw:name="f11" draw:formula="135114 * ?f4 / 922615"/><draw:equation draw:name="f12" draw:formula="461308 * ?f5 / 922615"/><draw:equation draw:name="f13" draw:formula="0 * ?f4 / 922615"/><draw:equation draw:name="f14" draw:formula="787502 * ?f5 / 922615"/><draw:equation draw:name="f15" draw:formula="922616 * ?f5 / 922615"/><draw:equation draw:name="f16" draw:formula="787502 * ?f4 / 922615"/><draw:equation draw:name="f17" draw:formula="922616 * ?f4 / 922615"/><draw:equation draw:name="f18" draw:formula="?f8 / ?f6"/><draw:equation draw:name="f19" draw:formula="?f9 / ?f7"/><draw:equation draw:name="f20" draw:formula="?f10 / ?f6"/><draw:equation draw:name="f21" draw:formula="?f11 / ?f7"/><draw:equation draw:name="f22" draw:formula="?f12 / ?f6"/><draw:equation draw:name="f23" draw:formula="?f13 / ?f7"/><draw:equation draw:name="f24" draw:formula="?f14 / ?f6"/><draw:equation draw:name="f25" draw:formula="?f15 / ?f6"/><draw:equation draw:name="f26" draw:formula="?f16 / ?f7"/><draw:equation draw:name="f27" draw:formula="?f17 / ?f7"/><draw:equation draw:name="f28" draw:formula="?f0 / ?f6"/><draw:equation draw:name="f29" draw:formula="?f1 / ?f6"/><draw:equation draw:name="f30" draw:formula="?f2 / ?f7"/><draw:equation draw:name="f31" draw:formula="?f3 / ?f7"/></draw:enhanced-geometry></draw:custom-shape><draw:custom-shape svg:x="3.4742in" svg:y="0.00048in" svg:width="1.51348in" svg:height="1.00898in" draw:id="id5" draw:style-name="a16"><svg:desc/><text:list text:style-name="a9"><text:list-item><text:list text:style-name="a9"><text:list-item><text:p text:style-name="a8" text:class-names="" text:cond-style-name=""><text:span text:style-name="a7" text:class-names="">Any type of communication that includes words, spoken, written or signed.</text:span></text:p></text:list-item></text:list></text:list-item></text:list><text:list text:style-name="a12"><text:list-item><text:list text:style-name="a12"><text:list-item><text:p text:style-name="a11" text:class-names="" text:cond-style-name=""><text:span text:style-name="a10" text:class-names="">e.g. conversation with a student or colleague in the hallway, morning talk shows or the websites we read in the morning.</text:span></text:p></text:list-item></text:list></text:list-item></text:list><text:list text:style-name="a15"><text:list-item><text:list text:style-name="a15"><text:list-item><text:p text:style-name="a14" text:class-names="" text:cond-style-name=""><text:span text:style-name="a13" text:class-names="">Language, an organised system of words has allowed our civilisation to develop to more advanced <text:s text:c="1"/>techologies.</text:span></text:p></text:list-item></text:list></text:list-item></text:list><draw:enhanced-geometry draw:type="non-primitive" svg:viewBox="0 0 1383922 922615" draw:enhanced-path="M 0 0 L 1383922 0 1383922 922615 0 922615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922"/><draw:equation draw:name="f7" draw:formula="?f4 / 922615"/><draw:equation draw:name="f8" draw:formula="0 * ?f5 / 1383922"/><draw:equation draw:name="f9" draw:formula="0 * ?f4 / 922615"/><draw:equation draw:name="f10" draw:formula="1383922 * ?f5 / 1383922"/><draw:equation draw:name="f11" draw:formula="922615 * ?f4 / 922615"/><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69792in" svg:y="1.24551in" svg:width="1.00898in" svg:height="1.00898in" draw:id="id6" draw:style-name="a19"><svg:desc/><text:p text:style-name="a18" text:class-names="" text:cond-style-name=""><text:span text:style-name="a17" text:class-names=""/></text:p><draw:enhanced-geometry draw:type="non-primitive" svg:viewBox="0 0 922615 922615" draw:enhanced-path="M 0 461308 C 0 338961 48602 221626 135114 135114 221626 48602 338962 0 461308 0 583655 0 700990 48602 787502 135114 874014 221626 922616 338962 922616 461308 922616 583655 874014 700990 787502 787502 700990 874014 583654 922616 461308 922616 338961 922616 221626 874014 135114 787502 48602 700990 0 583654 0 461308 Z N" draw:text-areas="?f28 ?f30 ?f29 ?f31" draw:glue-points="?f18 ?f19 ?f20 ?f21 ?f22 ?f23 ?f24 ?f21 ?f25 ?f19 ?f24 ?f26 ?f22 ?f27 ?f20 ?f26 ?f18 ?f19"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2615"/><draw:equation draw:name="f7" draw:formula="?f4 / 922615"/><draw:equation draw:name="f8" draw:formula="0 * ?f5 / 922615"/><draw:equation draw:name="f9" draw:formula="461308 * ?f4 / 922615"/><draw:equation draw:name="f10" draw:formula="135114 * ?f5 / 922615"/><draw:equation draw:name="f11" draw:formula="135114 * ?f4 / 922615"/><draw:equation draw:name="f12" draw:formula="461308 * ?f5 / 922615"/><draw:equation draw:name="f13" draw:formula="0 * ?f4 / 922615"/><draw:equation draw:name="f14" draw:formula="787502 * ?f5 / 922615"/><draw:equation draw:name="f15" draw:formula="922616 * ?f5 / 922615"/><draw:equation draw:name="f16" draw:formula="787502 * ?f4 / 922615"/><draw:equation draw:name="f17" draw:formula="922616 * ?f4 / 922615"/><draw:equation draw:name="f18" draw:formula="?f8 / ?f6"/><draw:equation draw:name="f19" draw:formula="?f9 / ?f7"/><draw:equation draw:name="f20" draw:formula="?f10 / ?f6"/><draw:equation draw:name="f21" draw:formula="?f11 / ?f7"/><draw:equation draw:name="f22" draw:formula="?f12 / ?f6"/><draw:equation draw:name="f23" draw:formula="?f13 / ?f7"/><draw:equation draw:name="f24" draw:formula="?f14 / ?f6"/><draw:equation draw:name="f25" draw:formula="?f15 / ?f6"/><draw:equation draw:name="f26" draw:formula="?f16 / ?f7"/><draw:equation draw:name="f27" draw:formula="?f17 / ?f7"/><draw:equation draw:name="f28" draw:formula="?f0 / ?f6"/><draw:equation draw:name="f29" draw:formula="?f1 / ?f6"/><draw:equation draw:name="f30" draw:formula="?f2 / ?f7"/><draw:equation draw:name="f31" draw:formula="?f3 / ?f7"/></draw:enhanced-geometry></draw:custom-shape><draw:custom-shape svg:x="3.8078in" svg:y="1.24551in" svg:width="1.51348in" svg:height="1.00898in" draw:id="id7" draw:style-name="a26"><svg:desc/><text:list text:style-name="a22"><text:list-item><text:list text:style-name="a22"><text:list-item><text:p text:style-name="a21" text:class-names="" text:cond-style-name=""><text:span text:style-name="a20" text:class-names=""/></text:p></text:list-item></text:list></text:list-item></text:list><text:list text:style-name="a25"><text:list-item><text:list text:style-name="a25"><text:list-item><text:p text:style-name="a24" text:class-names="" text:cond-style-name=""><text:span text:style-name="a23" text:class-names=""/></text:p></text:list-item></text:list></text:list-item></text:list><draw:enhanced-geometry draw:type="non-primitive" svg:viewBox="0 0 1383922 922615" draw:enhanced-path="M 0 0 L 1383922 0 1383922 922615 0 922615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922"/><draw:equation draw:name="f7" draw:formula="?f4 / 922615"/><draw:equation draw:name="f8" draw:formula="0 * ?f5 / 1383922"/><draw:equation draw:name="f9" draw:formula="0 * ?f4 / 922615"/><draw:equation draw:name="f10" draw:formula="1383922 * ?f5 / 1383922"/><draw:equation draw:name="f11" draw:formula="922615 * ?f4 / 922615"/><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36431in" svg:y="2.49053in" svg:width="1.00898in" svg:height="1.00898in" draw:id="id8" draw:style-name="a29"><svg:desc/><text:p text:style-name="a28" text:class-names="" text:cond-style-name=""><text:span text:style-name="a27" text:class-names=""/></text:p><draw:enhanced-geometry draw:type="non-primitive" svg:viewBox="0 0 922615 922615" draw:enhanced-path="M 0 461308 C 0 338961 48602 221626 135114 135114 221626 48602 338962 0 461308 0 583655 0 700990 48602 787502 135114 874014 221626 922616 338962 922616 461308 922616 583655 874014 700990 787502 787502 700990 874014 583654 922616 461308 922616 338961 922616 221626 874014 135114 787502 48602 700990 0 583654 0 461308 Z N" draw:text-areas="?f28 ?f30 ?f29 ?f31" draw:glue-points="?f18 ?f19 ?f20 ?f21 ?f22 ?f23 ?f24 ?f21 ?f25 ?f19 ?f24 ?f26 ?f22 ?f27 ?f20 ?f26 ?f18 ?f19"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2615"/><draw:equation draw:name="f7" draw:formula="?f4 / 922615"/><draw:equation draw:name="f8" draw:formula="0 * ?f5 / 922615"/><draw:equation draw:name="f9" draw:formula="461308 * ?f4 / 922615"/><draw:equation draw:name="f10" draw:formula="135114 * ?f5 / 922615"/><draw:equation draw:name="f11" draw:formula="135114 * ?f4 / 922615"/><draw:equation draw:name="f12" draw:formula="461308 * ?f5 / 922615"/><draw:equation draw:name="f13" draw:formula="0 * ?f4 / 922615"/><draw:equation draw:name="f14" draw:formula="787502 * ?f5 / 922615"/><draw:equation draw:name="f15" draw:formula="922616 * ?f5 / 922615"/><draw:equation draw:name="f16" draw:formula="787502 * ?f4 / 922615"/><draw:equation draw:name="f17" draw:formula="922616 * ?f4 / 922615"/><draw:equation draw:name="f18" draw:formula="?f8 / ?f6"/><draw:equation draw:name="f19" draw:formula="?f9 / ?f7"/><draw:equation draw:name="f20" draw:formula="?f10 / ?f6"/><draw:equation draw:name="f21" draw:formula="?f11 / ?f7"/><draw:equation draw:name="f22" draw:formula="?f12 / ?f6"/><draw:equation draw:name="f23" draw:formula="?f13 / ?f7"/><draw:equation draw:name="f24" draw:formula="?f14 / ?f6"/><draw:equation draw:name="f25" draw:formula="?f15 / ?f6"/><draw:equation draw:name="f26" draw:formula="?f16 / ?f7"/><draw:equation draw:name="f27" draw:formula="?f17 / ?f7"/><draw:equation draw:name="f28" draw:formula="?f0 / ?f6"/><draw:equation draw:name="f29" draw:formula="?f1 / ?f6"/><draw:equation draw:name="f30" draw:formula="?f2 / ?f7"/><draw:equation draw:name="f31" draw:formula="?f3 / ?f7"/></draw:enhanced-geometry></draw:custom-shape><draw:custom-shape svg:x="3.4742in" svg:y="2.49053in" svg:width="1.51348in" svg:height="1.00898in" draw:id="id9" draw:style-name="a36"><svg:desc/><text:list text:style-name="a32"><text:list-item><text:list text:style-name="a32"><text:list-item><text:p text:style-name="a31" text:class-names="" text:cond-style-name=""><text:span text:style-name="a30" text:class-names=""/></text:p></text:list-item></text:list></text:list-item></text:list><text:list text:style-name="a35"><text:list-item><text:list text:style-name="a35"><text:list-item><text:p text:style-name="a34" text:class-names="" text:cond-style-name=""><text:span text:style-name="a33" text:class-names=""/></text:p></text:list-item></text:list></text:list-item></text:list><draw:enhanced-geometry draw:type="non-primitive" svg:viewBox="0 0 1383922 922615" draw:enhanced-path="M 0 0 L 1383922 0 1383922 922615 0 922615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3922"/><draw:equation draw:name="f7" draw:formula="?f4 / 922615"/><draw:equation draw:name="f8" draw:formula="0 * ?f5 / 1383922"/><draw:equation draw:name="f9" draw:formula="0 * ?f4 / 922615"/><draw:equation draw:name="f10" draw:formula="1383922 * ?f5 / 1383922"/><draw:equation draw:name="f11" draw:formula="922615 * ?f4 / 922615"/><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span></text:p>
      <text:p text:style-name="NoSpacing"><text:span text:style-name="T4">Why is Verbal Communication Important?</text:span></text:p>
      <text:p text:style-name="NoSpacing"><text:span text:style-name="T5">We use verbal communication to inform, whether it is to inform others of our needs or to impart knowledge. Clarification is a key component of verbal communication. Often, we do not articulate ourselves clearly, or our words or actions are misconstrued. Verbal communication helps to clarify misunderstandings and provides missing information.</text:span><text:span text:style-name="T6"> </text:span><text:span text:style-name="T7"><text:line-break/></text:span><text:span text:style-name="T8"><text:line-break/>We can use verbal communication to correct a wrong. The power of the words, “I’m sorry,” is often more effective than an action. Verbal communication can also be used as a tool of persuasion. It creates an opportunity for debate, stimulates thought and creativity, and deepens and creates new relationships. Robert M. Krauss in the article, “The Psychology of Verbal Communication,” published in the International Encyclopedia of the Social and Behavioral Sciences in 2002, explains, “A species’ survival depends critically upon its ability to communicate effectively, and the quality of its social life is determined in large measure by how and what it can communicate.”</text:span></text:p>
      <text:p text:style-name="P9"/>
      <text:p text:style-name="NoSpacing">What is Non-Verbal Communication?</text:p>
      <text:p text:style-name="P10">Verbal communication coexists alongside non-verbal communication, which can affect people’s perceptions and exchanges in subtle but significant ways. Non-verbal communication includes body language, such as gestures, facial expressions, eye contact and posture. Touch is a non-verbal communication that not only indicates a person’s feelings or level of comfort, but illustrates personality characteristics as well. A firm handshake or warm hug indicates something very different than a loose pat on the back or a timid handshake does. The sound of our voice, including pitch, tone and volume are also forms of non-verbal communication. The meaning behind someone’s words is often entirely different than the literal translation, as is seen in instances of sarcasm and mockery. The clothing we wear and the way we design our living space are also forms of non-verbal communication that frequently shape people’s judgments about others, regardless of whether or not the perceptions are true.</text:p>
      <text:p text:style-name="P11"/>
      <text:p text:style-name="NoSpacing"/>
      <text:soft-page-break/>
      <text:p text:style-name="NoSpacing">Why is Non-Verbal Communication Important?</text:p>
      <text:p text:style-name="NoSpacing">Think of how many relationships start with a man and woman making eye contact across a crowded room. A playful wink tends to be more effective than a well-thought out pick-up-line. Michael Argyle, in his book “Bodily Communication,” identifies five main functions of non-verbal communication: to express emotions, communicate interpersonal relationships, support verbal interaction, reflect personality and perform rituals, such as greetings and goodbyes. Edward G. Wertheim, Ph.D., in his paper, “The Importance of Effective Communication,” details how non-verbal communication interacts with verbal communication. We can reinforce, contradict, substitute, complement or emphasize our verbal communication with non-verbal cues such as gestures, expressions and vocal inflection. Avoiding eye contact when we tell someone we love them communicates something far different than do spoken words, just as a bright smile when we say congratulations reinforces the sincerity of our words.</text:p>
      <text:p text:style-name="P12"/>
      <text:p text:style-name="P13">Feedback</text:p>
      <text:p text:style-name="Normal">Explain the purpose of using feedback<text:s/></text:p>
      <text:p text:style-name="Normal">Evaluate different ways of getting feedback.</text:p>
      <text:p text:style-name="Normal"/>
      <text:p text:style-name="NoSpacing"><text:span text:style-name="T14">The purpose of feedback is to provide information and observations about a performance, a paper or another project.</text:span><text:span text:style-name="T15"> </text:span><text:span text:style-name="T16">Teachers and employers provide feedback to students and employees to help them improve in the future.</text:span></text:p>
      <text:p text:style-name="P17"/>
      <text:p text:style-name="P18">Feedback differs from advice. Quality feedback simply lists negative and positive observations about the work. The person receiving the feedback decides how to use the information. On the other hand, advice involves giving specific suggestions on how to improve. Effective feedback is consistent to let the receiver know exactly which behaviors are desired and which are unwanted. It also includes questions or other interactions with the receiver to ensure that the feedback was properly understood.</text:p>
      <text:p text:style-name="P19"/>
      <text:list text:style-name="LFO2" text:continue-numbering="true">
        <text:list-item>
          <text:p text:style-name="P20">Surveys</text:p>
        </text:list-item>
      </text:list>
      <text:list text:style-name="LFO3" text:continue-numbering="true">
        <text:list-item>
          <text:p text:style-name="P21"><text:span text:style-name="T22">Surveys are the bread and butter for getting feedback. They’re easy to set up, easy to send out, easy to analyze, and scale very well. What’s not to like?</text:span></text:p>
        </text:list-item>
      </text:list>
      <text:list text:style-name="LFO2" text:continue-numbering="true">
        <text:list-item>
          <text:p text:style-name="P23">Feedback boxes</text:p>
        </text:list-item>
      </text:list>
      <text:list text:style-name="LFO3" text:continue-numbering="true">
        <text:list-item>
          <text:p text:style-name="P24"><text:span text:style-name="T25">Do you have a structured process for receiving feedback from your customers? Well, you should.</text:span></text:p>
        </text:list-item>
      </text:list>
      <text:list text:style-name="LFO2" text:continue-numbering="true">
        <text:list-item>
          <text:p text:style-name="P26">Reach out directly</text:p>
        </text:list-item>
      </text:list>
      <text:list text:style-name="LFO3" text:continue-numbering="true">
        <text:list-item>
          <text:p text:style-name="P27"><text:span text:style-name="T28">This is one of my favorites. It’s also one of the most undervalued. If you want to truly understand somebody, you really need to go talk to them.</text:span></text:p>
        </text:list-item>
      </text:list>
      <text:list text:style-name="LFO2" text:continue-numbering="true">
        <text:list-item>
          <text:p text:style-name="P29">User activity</text:p>
        </text:list-item>
      </text:list>
      <text:list text:style-name="LFO3" text:continue-numbering="true">
        <text:list-item>
          <text:p text:style-name="P30"><text:span text:style-name="T31">Wouldn’t it be nice to know which features and which sections of your site people are actually using? And how often? Sure, we can use web analytics products to get a sense of what the total usage is like. But what does an individual use?</text:span></text:p>
        </text:list-item>
      </text:list>
      <text:list text:style-name="LFO2" text:continue-numbering="true">
        <text:list-item>
          <text:p text:style-name="P32">Usability Tests</text:p>
        </text:list-item>
      </text:list>
      <text:list text:style-name="LFO3" text:continue-numbering="true">
        <text:list-item>
          <text:p text:style-name="P33"><text:span text:style-name="T34">What if you could watch someone use your product or website? You’ll see what sections they’re drawn to, what catches their eye, and where they get confused. That kind of information is invaluable.</text:span></text:p>
        </text:list-item>
      </text:list>
      <text:p text:style-name="P35"/>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fo:country="GB" style:language-asian="en" style:country-asian="GB" fo:hyphenate="false"/>
    </style:style>
    <style:style style:name="Normal" style:display-name="Normal" style:family="paragraph">
      <style:text-properties fo:language="en" fo:country="IE"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language="en" fo:country="IE"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I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en" style:country-asian="GB" fo:hyphenate="false"/>
    </style:style>
    <style:style style:name="apple-converted-space" style:display-name="apple-converted-space"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2LVL2" style:family="text">
      <style:text-properties style:font-name="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5in" text:min-label-width="0.25in"/>
        <style:text-properties style:font-name="Symbol"/>
      </text:list-level-style-bullet>
      <text:list-level-style-bullet text:level="2" text:style-name="WW_CharLFO3LVL2" text:bullet-char="o">
        <style:list-level-properties text:space-before="1in" text:min-label-width="0.25in"/>
        <style:text-properties style:font-name="Courier New"/>
      </text:list-level-style-bullet>
      <text:list-level-style-bullet text:level="3" text:style-name="WW_CharLFO3LVL3" text:bullet-char="">
        <style:list-level-properties text:space-before="1.5in" text:min-label-width="0.25in"/>
        <style:text-properties style:font-name="Wingdings"/>
      </text:list-level-style-bullet>
      <text:list-level-style-bullet text:level="4" text:style-name="WW_CharLFO3LVL4" text:bullet-char="">
        <style:list-level-properties text:space-before="2in" text:min-label-width="0.25in"/>
        <style:text-properties style:font-name="Symbol"/>
      </text:list-level-style-bullet>
      <text:list-level-style-bullet text:level="5" text:style-name="WW_CharLFO3LVL5" text:bullet-char="o">
        <style:list-level-properties text:space-before="2.5in" text:min-label-width="0.25in"/>
        <style:text-properties style:font-name="Courier New"/>
      </text:list-level-style-bullet>
      <text:list-level-style-bullet text:level="6" text:style-name="WW_CharLFO3LVL6" text:bullet-char="">
        <style:list-level-properties text:space-before="3in" text:min-label-width="0.25in"/>
        <style:text-properties style:font-name="Wingdings"/>
      </text:list-level-style-bullet>
      <text:list-level-style-bullet text:level="7" text:style-name="WW_CharLFO3LVL7" text:bullet-char="">
        <style:list-level-properties text:space-before="3.5in" text:min-label-width="0.25in"/>
        <style:text-properties style:font-name="Symbol"/>
      </text:list-level-style-bullet>
      <text:list-level-style-bullet text:level="8" text:style-name="WW_CharLFO3LVL8" text:bullet-char="o">
        <style:list-level-properties text:space-before="4in" text:min-label-width="0.25in"/>
        <style:text-properties style:font-name="Courier New"/>
      </text:list-level-style-bullet>
      <text:list-level-style-bullet text:level="9" text:style-name="WW_CharLFO3LVL9" text:bullet-char="">
        <style:list-level-properties text:space-before="4.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er</meta:initial-creator>
    <dc:creator>User</dc:creator>
    <meta:creation-date>2015-09-30T18:28:00Z</meta:creation-date>
    <dc:date>2015-09-30T20:21:00Z</dc:date>
    <meta:template xlink:href="Normal.dotm" xlink:type="simple"/>
    <meta:editing-cycles>20</meta:editing-cycles>
    <meta:editing-duration>PT6180S</meta:editing-duration>
    <meta:document-statistic meta:page-count="2" meta:paragraph-count="11" meta:word-count="826" meta:character-count="5525" meta:row-count="39" meta:non-whitespace-character-count="4710"/>
  </office:meta>
</office:document-meta>
</file>